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hancery" svg:font-family="Apple Chancery"/>
  </office:font-face-decls>
  <office:automatic-styles>
    <style:style style:name="P1" style:family="paragraph" style:parent-style-name="Standard">
      <style:paragraph-properties fo:margin-bottom="0.1111in"/>
      <style:text-properties style:font-name="Apple Chancery" fo:font-size="26.7pt" fo:color="#ffffff" fo:background-color="#3170b9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pple Chancery" fo:font-size="14.7pt" fo:color="#103cc0"/>
    </style:style>
    <style:style style:name="T1" style:family="text">
      <style:text-properties fo:letter-spacing="0.0000in"/>
    </style:style>
    <style:style style:name="T2" style:family="text">
      <style:text-properties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Day 4 - July 15</text:span></text:p>
      <text:list text:style-name="L1">
        <text:list-item>
          <text:p text:style-name="P2"><text:a xlink:type="simple" xlink:href="https://leetcode.com/problems/build-an-array-with-stack-operations/"><text:span text:style-name="T2">https://leetcode.com/problems/build-an-array-with-stack-operations/</text:span></text:a></text:p>
        </text:list-item>
        <text:list-item>
          <text:p text:style-name="P2"><text:a xlink:type="simple" xlink:href="https://leetcode.com/problems/intersection-of-two-arrays/"><text:span text:style-name="T2">https://leetcode.com/problems/intersection-of-two-arrays/</text:span></text:a></text:p>
        </text:list-item>
        <text:list-item>
          <text:p text:style-name="P2"><text:a xlink:type="simple" xlink:href="https://leetcode.com/problems/degree-of-an-array/"><text:span text:style-name="T2">https://leetcode.com/problems/degree-of-an-array/</text:span></text:a></text:p>
        </text:list-item>
        <text:list-item>
          <text:p text:style-name="P2"><text:a xlink:type="simple" xlink:href="https://leetcode.com/problems/sort-array-by-parity/"><text:span text:style-name="T2">https://leetcode.com/problems/sort-array-by-parity/</text:span></text:a></text:p>
        </text:list-item>
        <text:list-item>
          <text:p text:style-name="P2"><text:a xlink:type="simple" xlink:href="https://leetcode.com/problems/sum-of-unique-elements/"><text:span text:style-name="T2">https://leetcode.com/problems/sum-of-unique-elements/</text:span></text:a></text:p>
        </text:list-item>
        <text:list-item>
          <text:p text:style-name="P2"><text:a xlink:type="simple" xlink:href="https://leetcode.com/problems/implement-strstr/"><text:span text:style-name="T2">https://leetcode.com/problems/implement-strstr/</text:span></text:a></text:p>
        </text:list-item>
        <text:list-item>
          <text:p text:style-name="P2"><text:a xlink:type="simple" xlink:href="https://leetcode.com/problems/length-of-last-word/"><text:span text:style-name="T2">https://leetcode.com/problemslength-of-last-word/</text:span></text:a></text:p>
        </text:list-item>
        <text:list-item>
          <text:p text:style-name="P2"><text:a xlink:type="simple" xlink:href="https://leetcode.com/problems/valid-palindrome/"><text:span text:style-name="T2">https://leetcode.com/problems/valid-palindrome/</text:span></text:a></text:p>
        </text:list-item>
        <text:list-item>
          <text:p text:style-name="P2"><text:a xlink:type="simple" xlink:href="https://leetcode.com/problems/unique-email-addresses/"><text:span text:style-name="T2">https://leetcode.com/problems/unique-email-addresses/</text:span></text:a></text:p>
        </text:list-item>
        <text:list-item>
          <text:p text:style-name="P2"><text:a xlink:type="simple" xlink:href="https://leetcode.com/problems/find-first-and-last-position-of-element-in-sorted-array/"><text:span text:style-name="T2">https://leetcode.com/problems/find-first-and-last-position-of-element-in-sorted-arra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